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4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10.481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649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Operado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áculo de tasas/intervalos de llegada para Servidores “Operadora”</text:p>
          </table:table-cell>
          <table:table-cell/>
          <table:table-cell office:value-type="string">
            <text:p>Porcentaje_nuevas</text:p>
          </table:table-cell>
          <table:table-cell office:value-type="string">
            <text:p>Lamba_max</text:p>
          </table:table-cell>
          <table:table-cell office:value-type="string">
            <text:p>Lamda_nuevas</text:p>
          </table:table-cell>
          <table:table-cell office:value-type="string">
            <text:p>Lambda_rellamada</text:p>
          </table:table-cell>
          <table:table-cell office:value-type="string">
            <text:p>Lamda_total</text:p>
          </table:table-cell>
          <table:table-cell office:value-type="string">
            <text:p>Media_total</text:p>
          </table:table-cell>
        </table:table-row>
        <table:table-row table:style-name="ro1">
          <table:table-cell/>
          <table:table-cell office:value-type="string">
            <text:p>Sanidad</text:p>
          </table:table-cell>
          <table:table-cell office:value-type="float" office:value="0.37">
            <text:p>0,37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2]*[.D2]" office:value-type="float" office:value="0.0770833333333333">
            <text:p>0,077083</text:p>
          </table:table-cell>
          <table:table-cell table:formula="oooc:=[.C2]*[.D2]*0.7" office:value-type="float" office:value="0.0539583333333333">
            <text:p>0,053958</text:p>
          </table:table-cell>
          <table:table-cell table:style-name="ce1" table:formula="oooc:=[.E2]+[.F2]" office:value-type="float" office:value="0.131041666666667">
            <text:p>0,131042</text:p>
          </table:table-cell>
          <table:table-cell table:style-name="ce2" table:formula="oooc:=1/[.G2]" office:value-type="float" office:value="7.63116057233704">
            <text:p>7,631161</text:p>
          </table:table-cell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0.27">
            <text:p>0,27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3]*[.D3]" office:value-type="float" office:value="0.05625">
            <text:p>0,05625</text:p>
          </table:table-cell>
          <table:table-cell table:formula="oooc:=[.C3]*[.D3]*0.7" office:value-type="float" office:value="0.039375">
            <text:p>0,039375</text:p>
          </table:table-cell>
          <table:table-cell table:style-name="ce1" table:formula="oooc:=[.E3]+[.F3]" office:value-type="float" office:value="0.095625">
            <text:p>0,095625</text:p>
          </table:table-cell>
          <table:table-cell table:style-name="ce2" table:formula="oooc:=1/[.G3]" office:value-type="float" office:value="10.4575163398693">
            <text:p>10,457516</text:p>
          </table:table-cell>
        </table:table-row>
        <table:table-row table:style-name="ro1">
          <table:table-cell/>
          <table:table-cell office:value-type="string">
            <text:p>Tráfico</text:p>
          </table:table-cell>
          <table:table-cell office:value-type="float" office:value="0.21">
            <text:p>0,21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4]*[.D4]" office:value-type="float" office:value="0.04375">
            <text:p>0,04375</text:p>
          </table:table-cell>
          <table:table-cell table:formula="oooc:=[.C4]*[.D4]*0.7" office:value-type="float" office:value="0.030625">
            <text:p>0,030625</text:p>
          </table:table-cell>
          <table:table-cell table:style-name="ce1" table:formula="oooc:=[.E4]+[.F4]" office:value-type="float" office:value="0.074375">
            <text:p>0,074375</text:p>
          </table:table-cell>
          <table:table-cell table:style-name="ce2" table:formula="oooc:=1/[.G4]" office:value-type="float" office:value="13.4453781512605">
            <text:p>13,445378</text:p>
          </table:table-cell>
        </table:table-row>
        <table:table-row table:style-name="ro1">
          <table:table-cell/>
          <table:table-cell office:value-type="string">
            <text:p>Extinción</text:p>
          </table:table-cell>
          <table:table-cell office:value-type="float" office:value="0.06">
            <text:p>0,06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5]*[.D5]" office:value-type="float" office:value="0.0125">
            <text:p>0,0125</text:p>
          </table:table-cell>
          <table:table-cell table:formula="oooc:=[.C5]*[.D5]*0.7" office:value-type="float" office:value="0.00875">
            <text:p>0,00875</text:p>
          </table:table-cell>
          <table:table-cell table:style-name="ce1" table:formula="oooc:=[.E5]+[.F5]" office:value-type="float" office:value="0.02125">
            <text:p>0,02125</text:p>
          </table:table-cell>
          <table:table-cell table:style-name="ce2" table:formula="oooc:=1/[.G5]" office:value-type="float" office:value="47.0588235294118">
            <text:p>47,058824</text:p>
          </table:table-cell>
        </table:table-row>
        <table:table-row table:style-name="ro1">
          <table:table-cell/>
          <table:table-cell office:value-type="string">
            <text:p>Otros</text:p>
          </table:table-cell>
          <table:table-cell office:value-type="float" office:value="0.09">
            <text:p>0,09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6]*[.D6]" office:value-type="float" office:value="0.01875">
            <text:p>0,01875</text:p>
          </table:table-cell>
          <table:table-cell table:formula="oooc:=[.C6]*[.D6]*0.7" office:value-type="float" office:value="0.013125">
            <text:p>0,013125</text:p>
          </table:table-cell>
          <table:table-cell table:style-name="ce1" table:formula="oooc:=[.E6]+[.F6]" office:value-type="float" office:value="0.031875">
            <text:p>0,031875</text:p>
          </table:table-cell>
          <table:table-cell table:style-name="ce2" table:formula="oooc:=1/[.G6]" office:value-type="float" office:value="31.3725490196078">
            <text:p>31,372549</text:p>
          </table:table-cell>
        </table:table-row>
        <table:table-row table:style-name="ro1">
          <table:table-cell table:number-columns-repeated="2"/>
          <table:table-cell table:formula="oooc:=SUM([.C2:.C6])"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áculo de tasas/intervalos de servicio para Servidores “Operadora”</text:p>
          </table:table-cell>
          <table:table-cell/>
          <table:table-cell office:value-type="string">
            <text:p>Mu_rellamada</text:p>
          </table:table-cell>
          <table:table-cell office:value-type="string">
            <text:p>Mu_llamada_nueva</text:p>
          </table:table-cell>
          <table:table-cell office:value-type="string">
            <text:p>Mu_medio(0,3*(Mu_nueva) + 0,7*(Mu_nueva+Mu_nuevo)</text:p>
          </table:table-cell>
          <table:table-cell office:value-type="string">
            <text:p>Media to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idad</text:p>
          </table:table-cell>
          <table:table-cell table:formula="oooc:=1/20" office:value-type="float" office:value="0.05">
            <text:p>0,05</text:p>
          </table:table-cell>
          <table:table-cell table:formula="oooc:=1/46" office:value-type="float" office:value="0.0217391304347826">
            <text:p>0,021739</text:p>
          </table:table-cell>
          <table:table-cell table:style-name="ce1" table:formula="oooc:=0.3*([.D11]) + 0.7*([.C11]+[.D11])" office:value-type="float" office:value="0.0567391304347826">
            <text:p>0,056739</text:p>
          </table:table-cell>
          <table:table-cell table:style-name="ce2" table:formula="oooc:=1/[.E11]" office:value-type="float" office:value="17.6245210727969">
            <text:p>17,6245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table:formula="oooc:=1/20" office:value-type="float" office:value="0.05">
            <text:p>0,05</text:p>
          </table:table-cell>
          <table:table-cell table:formula="oooc:=1/35" office:value-type="float" office:value="0.0285714285714286">
            <text:p>0,028571</text:p>
          </table:table-cell>
          <table:table-cell table:style-name="ce1" table:formula="oooc:=0.3*([.D12]) + 0.7*([.C12]+[.D12])" office:value-type="float" office:value="0.0635714285714286">
            <text:p>0,063571</text:p>
          </table:table-cell>
          <table:table-cell table:style-name="ce2" table:formula="oooc:=1/[.E12]" office:value-type="float" office:value="15.7303370786517">
            <text:p>15,7303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áfico</text:p>
          </table:table-cell>
          <table:table-cell table:formula="oooc:=1/20" office:value-type="float" office:value="0.05">
            <text:p>0,05</text:p>
          </table:table-cell>
          <table:table-cell table:formula="oooc:=1/25" office:value-type="float" office:value="0.04">
            <text:p>0,04</text:p>
          </table:table-cell>
          <table:table-cell table:style-name="ce1" table:formula="oooc:=0.3*([.D13]) + 0.7*([.C13]+[.D13])" office:value-type="float" office:value="0.075">
            <text:p>0,075</text:p>
          </table:table-cell>
          <table:table-cell table:style-name="ce2" table:formula="oooc:=1/[.E13]" office:value-type="float" office:value="13.3333333333333">
            <text:p>13,3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inción</text:p>
          </table:table-cell>
          <table:table-cell table:formula="oooc:=1/20" office:value-type="float" office:value="0.05">
            <text:p>0,05</text:p>
          </table:table-cell>
          <table:table-cell table:formula="oooc:=1/21" office:value-type="float" office:value="0.0476190476190476">
            <text:p>0,047619</text:p>
          </table:table-cell>
          <table:table-cell table:style-name="ce1" table:formula="oooc:=0.3*([.D14]) + 0.7*([.C14]+[.D14])" office:value-type="float" office:value="0.0826190476190476">
            <text:p>0,082619</text:p>
          </table:table-cell>
          <table:table-cell table:style-name="ce2" table:formula="oooc:=1/[.E14]" office:value-type="float" office:value="12.1037463976945">
            <text:p>12,10374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ros</text:p>
          </table:table-cell>
          <table:table-cell table:formula="oooc:=1/20" office:value-type="float" office:value="0.05">
            <text:p>0,05</text:p>
          </table:table-cell>
          <table:table-cell table:formula="oooc:=1/16" office:value-type="float" office:value="0.0625">
            <text:p>0,0625</text:p>
          </table:table-cell>
          <table:table-cell table:style-name="ce1" table:formula="oooc:=0.3*([.D15]) + 0.7*([.C15]+[.D15])" office:value-type="float" office:value="0.0975">
            <text:p>0,0975</text:p>
          </table:table-cell>
          <table:table-cell table:style-name="ce2" table:formula="oooc:=1/[.E15]" office:value-type="float" office:value="10.2564102564103">
            <text:p>10,2564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Número de servidores necesarios</text:p>
          </table:table-cell>
          <table:table-cell/>
          <table:table-cell office:value-type="string">
            <text:p>Ro</text:p>
          </table:table-cell>
          <table:table-cell office:value-type="string">
            <text:p>Operadoras(24h) necesarias = (lamda/(ro*mu))</text:p>
          </table:table-cell>
          <table:table-cell office:value-type="string">
            <text:p>Operadoras(8h) necesari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nidad</text:p>
          </table:table-cell>
          <table:table-cell office:value-type="float" office:value="0.85">
            <text:p>0,85</text:p>
          </table:table-cell>
          <table:table-cell table:formula="oooc:=[.G2]/([.C19]*[.E11])" office:value-type="float" office:value="2.71711366538953">
            <text:p>2,717114</text:p>
          </table:table-cell>
          <table:table-cell table:style-name="ce1" table:formula="oooc:=[.D19]*3" office:value-type="float" office:value="8.15134099616858">
            <text:p>8,15134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0.85">
            <text:p>0,85</text:p>
          </table:table-cell>
          <table:table-cell table:formula="oooc:=[.G3]/([.E12]*[.C20])" office:value-type="float" office:value="1.76966292134831">
            <text:p>1,769663</text:p>
          </table:table-cell>
          <table:table-cell table:style-name="ce1" table:formula="oooc:=[.D20]*3" office:value-type="float" office:value="5.30898876404494">
            <text:p>5,3089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áfico</text:p>
          </table:table-cell>
          <table:table-cell office:value-type="float" office:value="0.85">
            <text:p>0,85</text:p>
          </table:table-cell>
          <table:table-cell table:formula="oooc:=[.G4]/([.E13]*[.C21])" office:value-type="float" office:value="1.16666666666667">
            <text:p>1,166667</text:p>
          </table:table-cell>
          <table:table-cell table:style-name="ce1" table:formula="oooc:=[.D21]*3" office:value-type="float" office:value="3.5">
            <text:p>3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inción</text:p>
          </table:table-cell>
          <table:table-cell office:value-type="float" office:value="0.85">
            <text:p>0,85</text:p>
          </table:table-cell>
          <table:table-cell table:formula="oooc:=[.G5]/([.E14]*[.C22])" office:value-type="float" office:value="0.302593659942363">
            <text:p>0,302594</text:p>
          </table:table-cell>
          <table:table-cell table:style-name="ce1" table:formula="oooc:=[.D22]*3" office:value-type="float" office:value="0.907780979827089">
            <text:p>0,90778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tros</text:p>
          </table:table-cell>
          <table:table-cell office:value-type="float" office:value="0.85">
            <text:p>0,85</text:p>
          </table:table-cell>
          <table:table-cell table:formula="oooc:=[.G6]/([.E15]*[.C23])" office:value-type="float" office:value="0.384615384615385">
            <text:p>0,384615</text:p>
          </table:table-cell>
          <table:table-cell table:style-name="ce1" table:formula="oooc:=[.D23]*3" office:value-type="float" office:value="1.15384615384615">
            <text:p>1,153846</text:p>
          </table:table-cell>
          <table:table-cell table:number-columns-repeated="3"/>
        </table:table-row>
      </table:table>
      <table:table table:name="Interventor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row table:style-name="ro1">
          <table:table-cell office:value-type="string">
            <text:p>Cáculo de tasas/intervalos de llegada para Servidores “Intervención”</text:p>
          </table:table-cell>
          <table:table-cell/>
          <table:table-cell office:value-type="string">
            <text:p>Porcentaje_nuevas</text:p>
          </table:table-cell>
          <table:table-cell office:value-type="string">
            <text:p>Lamba_max</text:p>
          </table:table-cell>
          <table:table-cell table:style-name="Default" office:value-type="string">
            <text:p>Lamda_total</text:p>
          </table:table-cell>
          <table:table-cell office:value-type="string">
            <text:p>Media_llegada_total(sg)</text:p>
          </table:table-cell>
        </table:table-row>
        <table:table-row table:style-name="ro1">
          <table:table-cell/>
          <table:table-cell office:value-type="string">
            <text:p>Sanidad</text:p>
          </table:table-cell>
          <table:table-cell office:value-type="float" office:value="0.37">
            <text:p>0,37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2]*[.D2]*0.7" office:value-type="float" office:value="0.0539583333333333">
            <text:p>0,053958</text:p>
          </table:table-cell>
          <table:table-cell table:style-name="ce2" table:formula="oooc:=1/[.E2]" office:value-type="float" office:value="18.5328185328185">
            <text:p>18,532819</text:p>
          </table:table-cell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0.27">
            <text:p>0,27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3]*[.D3]*0.7" office:value-type="float" office:value="0.039375">
            <text:p>0,039375</text:p>
          </table:table-cell>
          <table:table-cell table:style-name="ce2" table:formula="oooc:=1/[.E3]" office:value-type="float" office:value="25.3968253968254">
            <text:p>25,396825</text:p>
          </table:table-cell>
        </table:table-row>
        <table:table-row table:style-name="ro1">
          <table:table-cell/>
          <table:table-cell office:value-type="string">
            <text:p>Tráfico</text:p>
          </table:table-cell>
          <table:table-cell office:value-type="float" office:value="0.21">
            <text:p>0,21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4]*[.D4]*0.7" office:value-type="float" office:value="0.030625">
            <text:p>0,030625</text:p>
          </table:table-cell>
          <table:table-cell table:style-name="ce2" table:formula="oooc:=1/[.E4]" office:value-type="float" office:value="32.6530612244898">
            <text:p>32,653061</text:p>
          </table:table-cell>
        </table:table-row>
        <table:table-row table:style-name="ro1">
          <table:table-cell/>
          <table:table-cell office:value-type="string">
            <text:p>Extinción</text:p>
          </table:table-cell>
          <table:table-cell office:value-type="float" office:value="0.06">
            <text:p>0,06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5]*[.D5]*0.7" office:value-type="float" office:value="0.00875">
            <text:p>0,00875</text:p>
          </table:table-cell>
          <table:table-cell table:style-name="ce2" table:formula="oooc:=1/[.E5]" office:value-type="float" office:value="114.285714285714">
            <text:p>114,285714</text:p>
          </table:table-cell>
        </table:table-row>
        <table:table-row table:style-name="ro1">
          <table:table-cell/>
          <table:table-cell office:value-type="string">
            <text:p>Otros</text:p>
          </table:table-cell>
          <table:table-cell office:value-type="float" office:value="0.09">
            <text:p>0,09</text:p>
          </table:table-cell>
          <table:table-cell table:formula="oooc:=18000/(24*60*60)" office:value-type="float" office:value="0.208333333333333">
            <text:p>0,208333</text:p>
          </table:table-cell>
          <table:table-cell table:formula="oooc:=[.C6]*[.D6]*0.7" office:value-type="float" office:value="0.013125">
            <text:p>0,013125</text:p>
          </table:table-cell>
          <table:table-cell table:style-name="ce2" table:formula="oooc:=1/[.E6]" office:value-type="float" office:value="76.1904761904762">
            <text:p>76,190476</text:p>
          </table:table-cell>
        </table:table-row>
        <table:table-row table:style-name="ro1">
          <table:table-cell table:number-columns-repeated="2"/>
          <table:table-cell table:formula="oooc:=SUM([.C2:.C6])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Cáculo de tasas/intervalos de servicio para Servidores “Intervención”</text:p>
          </table:table-cell>
          <table:table-cell/>
          <table:table-cell office:value-type="string">
            <text:p>Mu</text:p>
          </table:table-cell>
          <table:table-cell office:value-type="string">
            <text:p>Media servicio(sg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Sanidad</text:p>
          </table:table-cell>
          <table:table-cell table:formula="oooc:=1/(10*60)" office:value-type="float" office:value="0.00166666666666667">
            <text:p>0,001667</text:p>
          </table:table-cell>
          <table:table-cell table:style-name="ce2" table:formula="oooc:=1/[.C11]" office:value-type="float" office:value="600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table:formula="oooc:=1/(13*60)" office:value-type="float" office:value="0.00128205128205128">
            <text:p>0,001282</text:p>
          </table:table-cell>
          <table:table-cell table:style-name="ce2" table:formula="oooc:=1/[.C12]" office:value-type="float" office:value="780">
            <text:p>7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áfico</text:p>
          </table:table-cell>
          <table:table-cell table:formula="oooc:=1/(15*60)" office:value-type="float" office:value="0.00111111111111111">
            <text:p>0,001111</text:p>
          </table:table-cell>
          <table:table-cell table:style-name="ce2" table:formula="oooc:=1/[.C13]" office:value-type="float" office:value="900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inción</text:p>
          </table:table-cell>
          <table:table-cell table:formula="oooc:=1/(7*60)" office:value-type="float" office:value="0.00238095238095238">
            <text:p>0,002381</text:p>
          </table:table-cell>
          <table:table-cell table:style-name="ce2" table:formula="oooc:=1/[.C14]" office:value-type="float" office:value="420">
            <text:p>4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ros</text:p>
          </table:table-cell>
          <table:table-cell table:formula="oooc:=1/(18*60)" office:value-type="float" office:value="0.000925925925925926">
            <text:p>0,000926</text:p>
          </table:table-cell>
          <table:table-cell table:style-name="ce2" table:formula="oooc:=1/[.C15]" office:value-type="float" office:value="1080">
            <text:p>108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Número de servidores necesarios</text:p>
          </table:table-cell>
          <table:table-cell/>
          <table:table-cell office:value-type="string">
            <text:p>Ro</text:p>
          </table:table-cell>
          <table:table-cell office:value-type="string">
            <text:p>Servicios (24h) necesarios = (lamda/(ro*mu)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Sanidad</text:p>
          </table:table-cell>
          <table:table-cell office:value-type="float" office:value="0.95">
            <text:p>0,95</text:p>
          </table:table-cell>
          <table:table-cell table:formula="oooc:=[.E2]/([.C11]*[.C19])" office:value-type="float" office:value="34.0789473684211">
            <text:p>34,0789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0.95">
            <text:p>0,95</text:p>
          </table:table-cell>
          <table:table-cell table:formula="oooc:=[.E3]/([.C12]*[.C20])" office:value-type="float" office:value="32.3289473684211">
            <text:p>32,3289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áfico</text:p>
          </table:table-cell>
          <table:table-cell office:value-type="float" office:value="0.95">
            <text:p>0,95</text:p>
          </table:table-cell>
          <table:table-cell table:formula="oooc:=[.E4]/([.C13]*[.C21])" office:value-type="float" office:value="29.0131578947368">
            <text:p>29,0131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inción</text:p>
          </table:table-cell>
          <table:table-cell office:value-type="float" office:value="0.95">
            <text:p>0,95</text:p>
          </table:table-cell>
          <table:table-cell table:formula="oooc:=[.E5]/([.C14]*[.C22])" office:value-type="float" office:value="3.86842105263158">
            <text:p>3,8684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ros</text:p>
          </table:table-cell>
          <table:table-cell office:value-type="float" office:value="0.95">
            <text:p>0,95</text:p>
          </table:table-cell>
          <table:table-cell table:formula="oooc:=[.E6]/([.C15]*[.C23])" office:value-type="float" office:value="14.9210526315789">
            <text:p>14,921053</text:p>
          </table:table-cell>
          <table:table-cell table:number-columns-repeated="2"/>
        </table:table-row>
      </table:table>
      <table:table table:name="Hoja3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5cm"/>
      <style:text-properties style:font-name="Arial" fo:language="es" fo:country="ES" style:font-name-asian="DejaVu Sans" style:language-asian="es" style:country-asian="ES" style:font-name-complex="DejaVu Sans" style:language-complex="es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26/05/2007</text:date>, <text:time>20:4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rozas</meta:initial-creator>
    <meta:creation-date>2007-05-26T19:12:54</meta:creation-date>
    <dc:creator>drozas</dc:creator>
    <dc:date>2007-05-26T20:41:52</dc:date>
    <dc:language>es-ES</dc:language>
    <meta:editing-cycles>8</meta:editing-cycles>
    <meta:editing-duration>PT1H29M1S</meta:editing-duration>
    <meta:user-defined meta:name="Info 1"/>
    <meta:user-defined meta:name="Info 2"/>
    <meta:user-defined meta:name="Info 3"/>
    <meta:user-defined meta:name="Info 4"/>
    <meta:document-statistic meta:table-count="3" meta:cell-count="164"/>
  </office:meta>
</office:document-meta>
</file>